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number-columns-repeated="12" table:default-cell-style-name="Default"/>
        <table:table-row table:style-name="ro3">
          <table:table-cell table:number-columns-repeated="2"/>
          <table:table-cell office:value-type="string" calcext:value-type="string">
            <text:p>FUNCION no hay canibales</text:p>
          </table:table-cell>
          <table:table-cell table:number-columns-repeated="4"/>
          <table:table-cell office:value-type="string" calcext:value-type="string">
            <text:p>FUNCION sin solucion</text:p>
          </table:table-cell>
          <table:table-cell table:number-columns-repeated="3"/>
          <table:table-cell office:value-type="string" calcext:value-type="string">
            <text:p>FUNCION mas arq con vel random</text:p>
          </table:table-cell>
          <table:table-cell table:number-columns-repeated="3"/>
          <table:table-cell office:value-type="string" calcext:value-type="string">
            <text:p>FUNCION velocidades iguales</text:p>
          </table:table-cell>
          <table:table-cell table:number-columns-repeated="3"/>
          <table:table-cell office:value-type="string" calcext:value-type="string">
            <text:p>FUNCION velocidades distintas</text:p>
          </table:table-cell>
          <table:table-cell/>
        </table:table-row>
        <table:table-row table:style-name="ro3">
          <table:table-cell table:number-columns-repeated="21"/>
        </table:table-row>
        <table:table-row table:style-name="ro3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3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393" calcext:value-type="float">
            <text:p>50393</text:p>
          </table:table-cell>
          <table:table-cell table:number-columns-repeated="3"/>
          <table:table-cell office:value-type="string" calcext:value-type="string">
            <text:p>1 2 </text:p>
          </table:table-cell>
          <table:table-cell office:value-type="float" office:value="121042" calcext:value-type="float">
            <text:p>121042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563759" calcext:value-type="float">
            <text:p>563759</text:p>
          </table:table-cell>
          <table:table-cell table:number-columns-repeated="2"/>
          <table:table-cell office:value-type="string" calcext:value-type="string">
            <text:p>1 0</text:p>
          </table:table-cell>
          <table:table-cell office:value-type="float" office:value="103629" calcext:value-type="float">
            <text:p>103629</text:p>
          </table:table-cell>
          <table:table-cell table:number-columns-repeated="2"/>
          <table:table-cell office:value-type="string" calcext:value-type="string">
            <text:p>1 0</text:p>
          </table:table-cell>
          <table:table-cell office:value-type="float" office:value="100514" calcext:value-type="float">
            <text:p>100514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973" calcext:value-type="float">
            <text:p>24973</text:p>
          </table:table-cell>
          <table:table-cell table:number-columns-repeated="3"/>
          <table:table-cell office:value-type="string" calcext:value-type="string">
            <text:p>1 3</text:p>
          </table:table-cell>
          <table:table-cell office:value-type="float" office:value="216239" calcext:value-type="float">
            <text:p>216239</text:p>
          </table:table-cell>
          <table:table-cell table:number-columns-repeated="2"/>
          <table:table-cell office:value-type="string" calcext:value-type="string">
            <text:p>3 1</text:p>
          </table:table-cell>
          <table:table-cell office:value-type="float" office:value="9583998" calcext:value-type="float">
            <text:p>9583998</text:p>
          </table:table-cell>
          <table:table-cell table:number-columns-repeated="2"/>
          <table:table-cell office:value-type="string" calcext:value-type="string">
            <text:p>1 1</text:p>
          </table:table-cell>
          <table:table-cell office:value-type="float" office:value="54668" calcext:value-type="float">
            <text:p>54668</text:p>
          </table:table-cell>
          <table:table-cell table:number-columns-repeated="2"/>
          <table:table-cell office:value-type="string" calcext:value-type="string">
            <text:p>1 1</text:p>
          </table:table-cell>
          <table:table-cell office:value-type="float" office:value="53739" calcext:value-type="float">
            <text:p>53739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182" calcext:value-type="float">
            <text:p>217182</text:p>
          </table:table-cell>
          <table:table-cell table:number-columns-repeated="3"/>
          <table:table-cell office:value-type="string" calcext:value-type="string">
            <text:p>1 4</text:p>
          </table:table-cell>
          <table:table-cell office:value-type="float" office:value="389878" calcext:value-type="float">
            <text:p>389878</text:p>
          </table:table-cell>
          <table:table-cell table:number-columns-repeated="2"/>
          <table:table-cell office:value-type="string" calcext:value-type="string">
            <text:p>3 2</text:p>
          </table:table-cell>
          <table:table-cell office:value-type="float" office:value="62944124" calcext:value-type="float">
            <text:p>62944124</text:p>
          </table:table-cell>
          <table:table-cell table:number-columns-repeated="2"/>
          <table:table-cell office:value-type="string" calcext:value-type="string">
            <text:p>2 0</text:p>
          </table:table-cell>
          <table:table-cell office:value-type="float" office:value="44846" calcext:value-type="float">
            <text:p>44846</text:p>
          </table:table-cell>
          <table:table-cell table:number-columns-repeated="2"/>
          <table:table-cell office:value-type="string" calcext:value-type="string">
            <text:p>2 0</text:p>
          </table:table-cell>
          <table:table-cell office:value-type="float" office:value="45001" calcext:value-type="float">
            <text:p>45001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63629" calcext:value-type="float">
            <text:p>6763629</text:p>
          </table:table-cell>
          <table:table-cell table:number-columns-repeated="3"/>
          <table:table-cell office:value-type="string" calcext:value-type="string">
            <text:p>1 5</text:p>
          </table:table-cell>
          <table:table-cell office:value-type="float" office:value="503365" calcext:value-type="float">
            <text:p>503365</text:p>
          </table:table-cell>
          <table:table-cell table:number-columns-repeated="2"/>
          <table:table-cell office:value-type="string" calcext:value-type="string">
            <text:p>4 1</text:p>
          </table:table-cell>
          <table:table-cell office:value-type="float" office:value="204859847" calcext:value-type="float">
            <text:p>204859847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550523" calcext:value-type="float">
            <text:p>550523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441679" calcext:value-type="float">
            <text:p>441679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0808254" calcext:value-type="float">
            <text:p>260808254</text:p>
          </table:table-cell>
          <table:table-cell table:number-columns-repeated="3"/>
          <table:table-cell office:value-type="string" calcext:value-type="string">
            <text:p>2 3</text:p>
          </table:table-cell>
          <table:table-cell office:value-type="float" office:value="541517" calcext:value-type="float">
            <text:p>541517</text:p>
          </table:table-cell>
          <table:table-cell table:number-columns-repeated="2"/>
          <table:table-cell office:value-type="string" calcext:value-type="string">
            <text:p>4 2</text:p>
          </table:table-cell>
          <table:table-cell office:value-type="float" office:value="6645257066" calcext:value-type="float">
            <text:p>6645257066</text:p>
          </table:table-cell>
          <table:table-cell table:number-columns-repeated="2"/>
          <table:table-cell office:value-type="string" calcext:value-type="string">
            <text:p>2 2</text:p>
          </table:table-cell>
          <table:table-cell office:value-type="float" office:value="2760542" calcext:value-type="float">
            <text:p>2760542</text:p>
          </table:table-cell>
          <table:table-cell table:number-columns-repeated="2"/>
          <table:table-cell office:value-type="string" calcext:value-type="string">
            <text:p>2 2</text:p>
          </table:table-cell>
          <table:table-cell office:value-type="float" office:value="1989286" calcext:value-type="float">
            <text:p>1989286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224013122" calcext:value-type="float">
            <text:p>15224013122</text:p>
          </table:table-cell>
          <table:table-cell table:number-columns-repeated="3"/>
          <table:table-cell office:value-type="string" calcext:value-type="string">
            <text:p>2 4</text:p>
          </table:table-cell>
          <table:table-cell office:value-type="float" office:value="698909" calcext:value-type="float">
            <text:p>698909</text:p>
          </table:table-cell>
          <table:table-cell table:number-columns-repeated="2"/>
          <table:table-cell office:value-type="string" calcext:value-type="string">
            <text:p>5 1</text:p>
          </table:table-cell>
          <table:table-cell office:value-type="float" office:value="10056319634" calcext:value-type="float">
            <text:p>10056319634</text:p>
          </table:table-cell>
          <table:table-cell table:number-columns-repeated="2"/>
          <table:table-cell office:value-type="string" calcext:value-type="string">
            <text:p>3 0</text:p>
          </table:table-cell>
          <table:table-cell office:value-type="float" office:value="536929" calcext:value-type="float">
            <text:p>536929</text:p>
          </table:table-cell>
          <table:table-cell table:number-columns-repeated="2"/>
          <table:table-cell office:value-type="string" calcext:value-type="string">
            <text:p>3 0</text:p>
          </table:table-cell>
          <table:table-cell office:value-type="float" office:value="442210" calcext:value-type="float">
            <text:p>442210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 1</text:p>
          </table:table-cell>
          <table:table-cell office:value-type="float" office:value="15961441" calcext:value-type="float">
            <text:p>15961441</text:p>
          </table:table-cell>
          <table:table-cell table:number-columns-repeated="2"/>
          <table:table-cell office:value-type="string" calcext:value-type="string">
            <text:p>3 1</text:p>
          </table:table-cell>
          <table:table-cell office:value-type="float" office:value="11845658" calcext:value-type="float">
            <text:p>11845658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 2</text:p>
          </table:table-cell>
          <table:table-cell office:value-type="float" office:value="426262927" calcext:value-type="float">
            <text:p>426262927</text:p>
          </table:table-cell>
          <table:table-cell table:number-columns-repeated="2"/>
          <table:table-cell office:value-type="string" calcext:value-type="string">
            <text:p>3 2</text:p>
          </table:table-cell>
          <table:table-cell office:value-type="float" office:value="58055252" calcext:value-type="float">
            <text:p>58055252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 3</text:p>
          </table:table-cell>
          <table:table-cell office:value-type="float" office:value="13368381245" calcext:value-type="float">
            <text:p>13368381245</text:p>
          </table:table-cell>
          <table:table-cell table:number-columns-repeated="2"/>
          <table:table-cell office:value-type="string" calcext:value-type="string">
            <text:p>3 3</text:p>
          </table:table-cell>
          <table:table-cell office:value-type="float" office:value="2373668473" calcext:value-type="float">
            <text:p>2373668473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 0</text:p>
          </table:table-cell>
          <table:table-cell office:value-type="float" office:value="14323496" calcext:value-type="float">
            <text:p>14323496</text:p>
          </table:table-cell>
          <table:table-cell table:number-columns-repeated="2"/>
          <table:table-cell office:value-type="string" calcext:value-type="string">
            <text:p>4 0</text:p>
          </table:table-cell>
          <table:table-cell office:value-type="float" office:value="6033205" calcext:value-type="float">
            <text:p>6033205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 1</text:p>
          </table:table-cell>
          <table:table-cell office:value-type="float" office:value="2735979758" calcext:value-type="float">
            <text:p>2735979758</text:p>
          </table:table-cell>
          <table:table-cell table:number-columns-repeated="2"/>
          <table:table-cell office:value-type="string" calcext:value-type="string">
            <text:p>4 1</text:p>
          </table:table-cell>
          <table:table-cell office:value-type="float" office:value="191220423" calcext:value-type="float">
            <text:p>191220423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 2</text:p>
          </table:table-cell>
          <table:table-cell office:value-type="float" office:value="49373556960" calcext:value-type="float">
            <text:p>49373556960</text:p>
          </table:table-cell>
          <table:table-cell table:number-columns-repeated="2"/>
          <table:table-cell office:value-type="string" calcext:value-type="string">
            <text:p>4 2</text:p>
          </table:table-cell>
          <table:table-cell office:value-type="float" office:value="6169101405" calcext:value-type="float">
            <text:p>6169101405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5 0</text:p>
          </table:table-cell>
          <table:table-cell office:value-type="float" office:value="477742311" calcext:value-type="float">
            <text:p>477742311</text:p>
          </table:table-cell>
          <table:table-cell table:number-columns-repeated="2"/>
          <table:table-cell office:value-type="string" calcext:value-type="string">
            <text:p>5 0</text:p>
          </table:table-cell>
          <table:table-cell office:value-type="float" office:value="233554697" calcext:value-type="float">
            <text:p>233554697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5 1</text:p>
          </table:table-cell>
          <table:table-cell table:number-columns-repeated="3"/>
          <table:table-cell office:value-type="string" calcext:value-type="string">
            <text:p>5 1</text:p>
          </table:table-cell>
          <table:table-cell office:value-type="float" office:value="9336317966" calcext:value-type="float">
            <text:p>9336317966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6 0</text:p>
          </table:table-cell>
          <table:table-cell table:number-columns-repeated="3"/>
          <table:table-cell office:value-type="string" calcext:value-type="string">
            <text:p>6 0</text:p>
          </table:table-cell>
          <table:table-cell office:value-type="float" office:value="13827360344" calcext:value-type="float">
            <text:p>1382736034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H3:Hoja1.I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9:18:21.8902642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8-30T17:37:48</meta:creation-date>
    <dc:date>2016-10-12T20:03:49.687814276</dc:date>
    <meta:editing-duration>PT23M13S</meta:editing-duration>
    <meta:editing-cycles>5</meta:editing-cycles>
    <meta:generator>LibreOffice/4.2.8.2$Linux_X86_64 LibreOffice_project/420m0$Build-2</meta:generator>
    <dc:creator>Agustin Rodriguez</dc:creator>
    <meta:document-statistic meta:table-count="3" meta:cell-count="109" meta:object-count="0"/>
  </office:meta>
</office:document-meta>
</file>